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cf9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4cf93" officeooo:paragraph-rsid="0014cf93"/>
    </style:style>
    <style:style style:name="T1" style:family="text">
      <style:text-properties officeooo:rsid="0014cf93"/>
    </style:style>
    <style:style style:name="T2" style:family="text">
      <style:text-properties fo:color="#7f0055" loext:opacity="100%" style:font-name="Monospace" fo:font-size="10pt" fo:font-weight="bold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officeooo:rsid="0014cf93" style:font-size-asian="10pt"/>
    </style:style>
    <style:style style:name="T5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6a3e3e" loext:opacity="100%" style:font-name="Monospace" fo:font-size="10pt" style:font-size-asian="10pt"/>
    </style:style>
    <style:style style:name="T8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3f7f5f" loext:opacity="100%" style:font-name="Monospace" fo:font-size="10pt" style:font-size-asian="10pt"/>
    </style:style>
    <style:style style:name="T10" style:family="text">
      <style:text-properties fo:color="#7f9fbf" loext:opacity="100%" style:font-name="Monospace" fo:font-size="10pt" fo:font-weight="bold" style:font-size-asian="10pt" style:font-weight-asian="bold"/>
    </style:style>
    <style:style style:name="T11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2" style:family="text">
      <style:text-properties fo:color="#0000c0" loext:opacity="100%" style:font-name="Monospace" fo:font-size="10pt" style:font-size-asian="10pt"/>
    </style:style>
    <style:style style:name="T13" style:family="text">
      <style:text-properties fo:color="#2a00ff" loext:opacity="100%" style:font-name="Monospace" fo:font-size="10pt" style:font-size-asian="10pt"/>
    </style:style>
    <style:style style:name="T14" style:family="text">
      <style:text-properties fo:color="#646464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Java Day -2</text:span></text:p>
      <text:p text:style-name="P1"><text:span text:style-name="T3"/></text:p>
      <text:p text:style-name="P1"><text:span text:style-name="T3"/></text:p>
      <text:p text:style-name="P4"><text:span text:style-name="T3">1.oops concepts doctor details</text:span></text:p>
      <text:p text:style-name="P4"><text:span text:style-name="T3"/></text:p>
      <text:p text:style-name="P4"><text:span text:style-name="T3"/></text:p>
      <text:p text:style-name="P4"><text:span text:style-name="T2">package</text:span><text:span text:style-name="T3"> com.hcltech.javaExerciseDay2;</text:span></text:p>
      <text:p text:style-name="P3"/>
      <text:p text:style-name="P1"><text:span text:style-name="T2">public</text:span><text:span text:style-name="T3"> </text:span><text:span text:style-name="T2">class</text:span><text:span text:style-name="T3"> Second_SalariedEmployee {</text:span></text:p>
      <text:p text:style-name="P1"><text:span text:style-name="T3"><text:tab/></text:span><text:span text:style-name="T2">private</text:span><text:span text:style-name="T3"> String </text:span><text:span text:style-name="T12">name</text:span><text:span text:style-name="T3">;</text:span></text:p>
      <text:p text:style-name="P1"><text:span text:style-name="T3"><text:tab/></text:span><text:span text:style-name="T2">private</text:span><text:span text:style-name="T3"> </text:span><text:span text:style-name="T2">double</text:span><text:span text:style-name="T3"> </text:span><text:span text:style-name="T12">Salary</text:span><text:span text:style-name="T3">;</text:span></text:p>
      <text:p text:style-name="P3"/>
      <text:p text:style-name="P1"><text:span text:style-name="T3"><text:tab/></text:span><text:span text:style-name="T2">public</text:span><text:span text:style-name="T3"> Second_SalariedEmployee() {</text:span></text:p>
      <text:p text:style-name="P1"><text:span text:style-name="T3"><text:tab/><text:tab/></text:span><text:span text:style-name="T2">super</text:span><text:span text:style-name="T3">()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Second_SalariedEmployee(String </text:span><text:span text:style-name="T7">name</text:span><text:span text:style-name="T3">, </text:span><text:span text:style-name="T2">double</text:span><text:span text:style-name="T3"> </text:span><text:span text:style-name="T7">salary</text:span><text:span text:style-name="T3">) {</text:span></text:p>
      <text:p text:style-name="P1"><text:span text:style-name="T3"><text:tab/><text:tab/></text:span><text:span text:style-name="T2">super</text:span><text:span text:style-name="T3">();</text:span></text:p>
      <text:p text:style-name="P1"><text:span text:style-name="T3"><text:tab/><text:tab/></text:span><text:span text:style-name="T2">this</text:span><text:span text:style-name="T3">.</text:span><text:span text:style-name="T12">name</text:span><text:span text:style-name="T3"> = </text:span><text:span text:style-name="T7">name</text:span><text:span text:style-name="T3">;</text:span></text:p>
      <text:p text:style-name="P1"><text:span text:style-name="T3"><text:tab/><text:tab/></text:span><text:span text:style-name="T12">Salary</text:span><text:span text:style-name="T3"> = </text:span><text:span text:style-name="T7">salary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String getName() {</text:span></text:p>
      <text:p text:style-name="P1"><text:span text:style-name="T3"><text:tab/><text:tab/></text:span><text:span text:style-name="T2">return</text:span><text:span text:style-name="T3"> </text:span><text:span text:style-name="T12">name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void</text:span><text:span text:style-name="T3"> setName(String </text:span><text:span text:style-name="T7">name</text:span><text:span text:style-name="T3">) {</text:span></text:p>
      <text:p text:style-name="P1"><text:span text:style-name="T3"><text:tab/><text:tab/></text:span><text:span text:style-name="T2">this</text:span><text:span text:style-name="T3">.</text:span><text:span text:style-name="T12">name</text:span><text:span text:style-name="T3"> = </text:span><text:span text:style-name="T7">name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double</text:span><text:span text:style-name="T3"> getSalary() {</text:span></text:p>
      <text:p text:style-name="P1"><text:span text:style-name="T3"><text:tab/><text:tab/></text:span><text:span text:style-name="T2">return</text:span><text:span text:style-name="T3"> </text:span><text:span text:style-name="T12">Salary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void</text:span><text:span text:style-name="T3"> setSalary(</text:span><text:span text:style-name="T2">double</text:span><text:span text:style-name="T3"> </text:span><text:span text:style-name="T7">salary</text:span><text:span text:style-name="T3">) {</text:span></text:p>
      <text:p text:style-name="P1"><text:span text:style-name="T3"><text:tab/><text:tab/></text:span><text:span text:style-name="T12">Salary</text:span><text:span text:style-name="T3"> = </text:span><text:span text:style-name="T7">salary</text:span><text:span text:style-name="T3">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text:span text:style-name="T14">@Override</text:span></text:p>
      <text:p text:style-name="P1"><text:span text:style-name="T3"><text:tab/></text:span><text:span text:style-name="T2">public</text:span><text:span text:style-name="T3"> String toString() {</text:span></text:p>
      <text:p text:style-name="P1"><text:span text:style-name="T3"><text:tab/><text:tab/></text:span><text:span text:style-name="T2">return</text:span><text:span text:style-name="T3"> </text:span><text:span text:style-name="T13">"Second_SalariedEmployee [name="</text:span><text:span text:style-name="T3"> + </text:span><text:span text:style-name="T12">name</text:span><text:span text:style-name="T3"> + </text:span><text:span text:style-name="T13">", Salary="</text:span><text:span text:style-name="T3"> + </text:span><text:span text:style-name="T12">Salary</text:span><text:span text:style-name="T3"> + </text:span><text:span text:style-name="T13">"]"</text:span><text:span text:style-name="T3">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}</text:span></text:p>
      <text:p text:style-name="P2"><text:span text:style-name="T3"/></text:p>
      <text:p text:style-name="P1"><text:span text:style-name="T3"><text:tab/></text:span></text:p>
      <text:p text:style-name="P1"><text:span text:style-name="T3">}</text:span></text:p>
      <text:p text:style-name="P4"><text:span text:style-name="T2">package</text:span><text:span text:style-name="T3"> com.hcltech.javaExerciseDay2;</text:span></text:p>
      <text:p text:style-name="P3"/>
      <text:p text:style-name="P1"><text:span text:style-name="T2">public</text:span><text:span text:style-name="T3"> </text:span><text:span text:style-name="T2">class</text:span><text:span text:style-name="T3"> Doctor </text:span><text:span text:style-name="T2">extends</text:span><text:span text:style-name="T3"> Second_SalariedEmployee {</text:span></text:p>
      <text:p text:style-name="P1"><text:span text:style-name="T3"><text:tab/></text:span><text:span text:style-name="T2">private</text:span><text:span text:style-name="T3"> String </text:span><text:span text:style-name="T12">Speciality</text:span><text:span text:style-name="T3">;</text:span></text:p>
      <text:p text:style-name="P1"><text:span text:style-name="T3"><text:tab/></text:span><text:span text:style-name="T2">private</text:span><text:span text:style-name="T3"> </text:span><text:span text:style-name="T2">double</text:span><text:span text:style-name="T3"> </text:span><text:span text:style-name="T12">OfficeVisit_fees</text:span><text:span text:style-name="T3">;</text:span></text:p>
      <text:p text:style-name="P1"><text:span text:style-name="T3"><text:tab/></text:span></text:p>
      <text:p text:style-name="P1"><text:span text:style-name="T3"><text:tab/></text:span><text:span text:style-name="T2">public</text:span><text:span text:style-name="T3"> Doctor() {</text:span></text:p>
      <text:p text:style-name="P1"><text:span text:style-name="T3"><text:tab/><text:tab/></text:span><text:span text:style-name="T2">super</text:span><text:span text:style-name="T3">()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Doctor(String </text:span><text:span text:style-name="T7">name</text:span><text:span text:style-name="T3">, </text:span><text:span text:style-name="T2">double</text:span><text:span text:style-name="T3"> </text:span><text:span text:style-name="T7">salary</text:span><text:span text:style-name="T3">, String </text:span><text:span text:style-name="T7">speciality</text:span><text:span text:style-name="T3">, </text:span><text:span text:style-name="T2">double</text:span><text:span text:style-name="T3"> </text:span><text:span text:style-name="T7">officeVisit_fees</text:span><text:span text:style-name="T3">) {</text:span></text:p>
      <text:p text:style-name="P1"><text:span text:style-name="T3"><text:tab/><text:tab/></text:span><text:span text:style-name="T2">super</text:span><text:span text:style-name="T3">(</text:span><text:span text:style-name="T7">name</text:span><text:span text:style-name="T3">, </text:span><text:span text:style-name="T7">salary</text:span><text:span text:style-name="T3">);</text:span></text:p>
      <text:p text:style-name="P1"><text:span text:style-name="T3"><text:tab/><text:tab/></text:span><text:span text:style-name="T12">Speciality</text:span><text:span text:style-name="T3"> = </text:span><text:span text:style-name="T7">speciality</text:span><text:span text:style-name="T3">;</text:span></text:p>
      <text:p text:style-name="P1"><text:span text:style-name="T3"><text:tab/><text:tab/></text:span><text:span text:style-name="T12">OfficeVisit_fees</text:span><text:span text:style-name="T3"> = </text:span><text:span text:style-name="T7">officeVisit_fees</text:span><text:span text:style-name="T3">;</text:span></text:p>
      <text:p text:style-name="P1"><text:soft-page-break/><text:span text:style-name="T3"><text:tab/>}</text:span></text:p>
      <text:p text:style-name="P3"/>
      <text:p text:style-name="P1"><text:span text:style-name="T3"><text:tab/></text:span><text:span text:style-name="T2">public</text:span><text:span text:style-name="T3"> String getSpeciality() {</text:span></text:p>
      <text:p text:style-name="P1"><text:span text:style-name="T3"><text:tab/><text:tab/></text:span><text:span text:style-name="T2">return</text:span><text:span text:style-name="T3"> </text:span><text:span text:style-name="T12">Speciality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void</text:span><text:span text:style-name="T3"> setSpeciality(String </text:span><text:span text:style-name="T7">speciality</text:span><text:span text:style-name="T3">) {</text:span></text:p>
      <text:p text:style-name="P1"><text:span text:style-name="T3"><text:tab/><text:tab/></text:span><text:span text:style-name="T12">Speciality</text:span><text:span text:style-name="T3"> = </text:span><text:span text:style-name="T7">speciality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double</text:span><text:span text:style-name="T3"> getOfficeVisit_fees() {</text:span></text:p>
      <text:p text:style-name="P1"><text:span text:style-name="T3"><text:tab/><text:tab/></text:span><text:span text:style-name="T2">return</text:span><text:span text:style-name="T3"> </text:span><text:span text:style-name="T12">OfficeVisit_fees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void</text:span><text:span text:style-name="T3"> setOfficeVisit_fees(</text:span><text:span text:style-name="T2">double</text:span><text:span text:style-name="T3"> </text:span><text:span text:style-name="T7">officeVisit_fees</text:span><text:span text:style-name="T3">) {</text:span></text:p>
      <text:p text:style-name="P1"><text:span text:style-name="T3"><text:tab/><text:tab/></text:span><text:span text:style-name="T12">OfficeVisit_fees</text:span><text:span text:style-name="T3"> = </text:span><text:span text:style-name="T7">officeVisit_fees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14">@Override</text:span></text:p>
      <text:p text:style-name="P1"><text:span text:style-name="T3"><text:tab/></text:span><text:span text:style-name="T2">public</text:span><text:span text:style-name="T3"> String toString() {</text:span></text:p>
      <text:p text:style-name="P1"><text:span text:style-name="T3"><text:tab/><text:tab/></text:span><text:span text:style-name="T2">return</text:span><text:span text:style-name="T3"> </text:span><text:span text:style-name="T13">"Doctor [Speciality="</text:span><text:span text:style-name="T3"> + </text:span><text:span text:style-name="T12">Speciality</text:span><text:span text:style-name="T3"> + </text:span><text:span text:style-name="T13">", OfficeVisit_fees="</text:span><text:span text:style-name="T3"> + </text:span><text:span text:style-name="T12">OfficeVisit_fees</text:span><text:span text:style-name="T3"> + </text:span><text:span text:style-name="T13">"]"</text:span><text:span text:style-name="T3">;</text:span></text:p>
      <text:p text:style-name="P1"><text:span text:style-name="T3"><text:tab/>}</text:span></text:p>
      <text:p text:style-name="P3"/>
      <text:p text:style-name="P1"><text:span text:style-name="T3">}</text:span></text:p>
      <text:p text:style-name="P1"><text:span text:style-name="T3"/></text:p>
      <text:p text:style-name="P1"><text:span text:style-name="T3">package com.hcltech.javaExerciseDay2;</text:span></text:p>
      <text:p text:style-name="P1"><text:span text:style-name="T3"/></text:p>
      <text:p text:style-name="P1"><text:span text:style-name="T3">import java.io.BufferedReader;</text:span></text:p>
      <text:p text:style-name="P1"><text:span text:style-name="T3">import java.io.InputStreamReader;</text:span></text:p>
      <text:p text:style-name="P1"><text:span text:style-name="T3"/></text:p>
      <text:p text:style-name="P1"><text:span text:style-name="T3">public class DoctotTest {</text:span></text:p>
      <text:p text:style-name="P1"><text:span text:style-name="T3"/></text:p>
      <text:p text:style-name="P1"><text:span text:style-name="T3"><text:tab/>public static void main(String[] args) {</text:span></text:p>
      <text:p text:style-name="P1"><text:span text:style-name="T3"><text:tab/><text:tab/>BufferedReader b1 =new BufferedReader(new InputStreamReader(System.in));</text:span></text:p>
      <text:p text:style-name="P1"><text:span text:style-name="T3"><text:tab/><text:tab/>Second_SalariedEmployee dr1=new Second_SalariedEmployee();</text:span></text:p>
      <text:p text:style-name="P1"><text:span text:style-name="T3"><text:tab/><text:tab/></text:span></text:p>
      <text:p text:style-name="P1"><text:span text:style-name="T3"><text:tab/><text:tab/>Doctor dr = new Doctor();</text:span></text:p>
      <text:p text:style-name="P1"><text:span text:style-name="T3"><text:tab/><text:tab/>dr1.setName("Dr.Manasa");</text:span></text:p>
      <text:p text:style-name="P1"><text:span text:style-name="T3"><text:tab/><text:tab/>dr1.setSalary(45000);</text:span></text:p>
      <text:p text:style-name="P1"><text:span text:style-name="T3"><text:tab/><text:tab/>dr.setSpeciality("Genereal specialist");</text:span></text:p>
      <text:p text:style-name="P1"><text:span text:style-name="T3"><text:tab/><text:tab/>dr.setOfficeVisit_fees(200);</text:span></text:p>
      <text:p text:style-name="P1"><text:span text:style-name="T3"><text:tab/><text:tab/>System.out.println(dr1);</text:span></text:p>
      <text:p text:style-name="P1"><text:span text:style-name="T3"><text:tab/><text:tab/>System.out.println(dr);</text:span></text:p>
      <text:p text:style-name="P1"><text:span text:style-name="T3"><text:tab/>}</text:span></text:p>
      <text:p text:style-name="P1"><text:span text:style-name="T3"/></text:p>
      <text:p text:style-name="P1"><text:span text:style-name="T3"><text:tab/>}</text:span></text:p>
      <text:p text:style-name="P1"><text:span text:style-name="T3"/></text:p>
      <text:p text:style-name="P4"><text:span text:style-name="T3">2.Text printing</text:span></text:p>
      <text:p text:style-name="P4"><text:span text:style-name="T3"/></text:p>
      <text:p text:style-name="P4"><text:span text:style-name="T2">package</text:span><text:span text:style-name="T3"> com.hcltech.javaExerciseDay2;</text:span></text:p>
      <text:p text:style-name="P3"/>
      <text:p text:style-name="P1"><text:span text:style-name="T2">public</text:span><text:span text:style-name="T3"> </text:span><text:span text:style-name="T2">class</text:span><text:span text:style-name="T3"> Third_Document {</text:span></text:p>
      <text:p text:style-name="P1"><text:span text:style-name="T3"><text:tab/></text:span><text:span text:style-name="T2">private</text:span><text:span text:style-name="T3"> String </text:span><text:span text:style-name="T12">text</text:span><text:span text:style-name="T3">;</text:span></text:p>
      <text:p text:style-name="P1"><text:span text:style-name="T3"><text:tab/></text:span></text:p>
      <text:p text:style-name="P1"><text:span text:style-name="T3"><text:tab/></text:span><text:span text:style-name="T2">public</text:span><text:span text:style-name="T3"> Third_Document() {</text:span></text:p>
      <text:p text:style-name="P1"><text:span text:style-name="T3"><text:tab/><text:tab/></text:span><text:span text:style-name="T2">super</text:span><text:span text:style-name="T3">()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Third_Document(String </text:span><text:span text:style-name="T7">text</text:span><text:span text:style-name="T3">) {</text:span></text:p>
      <text:p text:style-name="P1"><text:span text:style-name="T3"><text:tab/><text:tab/></text:span><text:span text:style-name="T2">this</text:span><text:span text:style-name="T3">.</text:span><text:span text:style-name="T12">text</text:span><text:span text:style-name="T3"> = </text:span><text:span text:style-name="T7">text</text:span><text:span text:style-name="T3">;</text:span></text:p>
      <text:p text:style-name="P1"><text:soft-page-break/><text:span text:style-name="T3"><text:tab/>}</text:span></text:p>
      <text:p text:style-name="P3"/>
      <text:p text:style-name="P1"><text:span text:style-name="T3"><text:tab/></text:span><text:span text:style-name="T2">public</text:span><text:span text:style-name="T3"> String getText() {</text:span></text:p>
      <text:p text:style-name="P1"><text:span text:style-name="T3"><text:tab/><text:tab/></text:span><text:span text:style-name="T2">return</text:span><text:span text:style-name="T3"> </text:span><text:span text:style-name="T12">text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void</text:span><text:span text:style-name="T3"> setText(String </text:span><text:span text:style-name="T7">text</text:span><text:span text:style-name="T3">) {</text:span></text:p>
      <text:p text:style-name="P1"><text:span text:style-name="T3"><text:tab/><text:tab/></text:span><text:span text:style-name="T2">this</text:span><text:span text:style-name="T3">.</text:span><text:span text:style-name="T12">text</text:span><text:span text:style-name="T3"> = </text:span><text:span text:style-name="T7">text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14">@Override</text:span></text:p>
      <text:p text:style-name="P1"><text:span text:style-name="T3"><text:tab/></text:span><text:span text:style-name="T2">public</text:span><text:span text:style-name="T3"> String toString() {</text:span></text:p>
      <text:p text:style-name="P1"><text:span text:style-name="T3"><text:tab/><text:tab/></text:span><text:span text:style-name="T2">return</text:span><text:span text:style-name="T3"> </text:span><text:span text:style-name="T12">text</text:span><text:span text:style-name="T3">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 </text:span><text:span text:style-name="T7">args</text:span><text:span text:style-name="T3">[])</text:span></text:p>
      <text:p text:style-name="P1"><text:span text:style-name="T3"><text:tab/>{</text:span></text:p>
      <text:p text:style-name="P1"><text:span text:style-name="T3"><text:tab/><text:tab/></text:span></text:p>
      <text:p text:style-name="P1"><text:span text:style-name="T3"><text:tab/><text:tab/>Third_Document </text:span><text:span text:style-name="T7">td</text:span><text:span text:style-name="T3"> = </text:span><text:span text:style-name="T2">new</text:span><text:span text:style-name="T3"> Third_Document();</text:span></text:p>
      <text:p text:style-name="P3"/>
      <text:p text:style-name="P1"><text:span text:style-name="T3"><text:tab/><text:tab/></text:span><text:span text:style-name="T7">td</text:span><text:span text:style-name="T3">.setText(</text:span><text:span text:style-name="T13">"This the document"</text:span><text:span text:style-name="T3">);</text:span></text:p>
      <text:p text:style-name="P1"><text:span text:style-name="T3"><text:tab/><text:tab/>System.</text:span><text:span text:style-name="T11">out</text:span><text:span text:style-name="T3">.println(</text:span><text:span text:style-name="T7">td</text:span><text:span text:style-name="T3">)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/text:p>
      <text:p text:style-name="P3"/>
      <text:p text:style-name="P1"><text:span text:style-name="T3">}</text:span></text:p>
      <text:p text:style-name="P4"><text:span text:style-name="T3"/></text:p>
      <text:p text:style-name="P1"><text:span text:style-name="T3"/></text:p>
      <text:p text:style-name="P1"><text:span text:style-name="T3"/></text:p>
      <text:p text:style-name="P2"><text:span text:style-name="T4">3.Emai creating print the sender and receiver and body</text:span></text:p>
      <text:p text:style-name="P2"><text:span text:style-name="T4"/></text:p>
      <text:p text:style-name="P2"><text:span text:style-name="T2">package</text:span><text:span text:style-name="T3"> com.hcltech.javaExerciseDay2;</text:span></text:p>
      <text:p text:style-name="P3"/>
      <text:p text:style-name="P1"><text:span text:style-name="T2">public</text:span><text:span text:style-name="T3"> </text:span><text:span text:style-name="T2">class</text:span><text:span text:style-name="T3"> Fourth_Email </text:span><text:span text:style-name="T2">extends</text:span><text:span text:style-name="T3"> Third_Document{</text:span></text:p>
      <text:p text:style-name="P1"><text:span text:style-name="T3"><text:tab/> </text:span><text:span text:style-name="T2">private</text:span><text:span text:style-name="T3"> String </text:span><text:span text:style-name="T12">Sender</text:span><text:span text:style-name="T3">;</text:span></text:p>
      <text:p text:style-name="P1"><text:span text:style-name="T3"><text:tab/> </text:span><text:span text:style-name="T2">private</text:span><text:span text:style-name="T3"> String </text:span><text:span text:style-name="T12">Receiver</text:span><text:span text:style-name="T3">;</text:span></text:p>
      <text:p text:style-name="P1"><text:span text:style-name="T3"><text:tab/> </text:span><text:span text:style-name="T2">private</text:span><text:span text:style-name="T3"> String </text:span><text:span text:style-name="T12">Title</text:span><text:span text:style-name="T3">;</text:span></text:p>
      <text:p text:style-name="P3"/>
      <text:p text:style-name="P1"><text:span text:style-name="T3"><text:tab/></text:span><text:span text:style-name="T2">public</text:span><text:span text:style-name="T3"> Fourth_Email() {</text:span></text:p>
      <text:p text:style-name="P1"><text:span text:style-name="T3"><text:tab/><text:tab/></text:span><text:span text:style-name="T2">super</text:span><text:span text:style-name="T3">()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text:span text:style-name="T2">public</text:span><text:span text:style-name="T3"> Fourth_Email(String </text:span><text:span text:style-name="T7">sender</text:span><text:span text:style-name="T3">, String </text:span><text:span text:style-name="T7">receiver</text:span><text:span text:style-name="T3">, String </text:span><text:span text:style-name="T7">title</text:span><text:span text:style-name="T3"> , String </text:span><text:span text:style-name="T7">text</text:span><text:span text:style-name="T3">) {</text:span></text:p>
      <text:p text:style-name="P1"><text:span text:style-name="T3"><text:tab/><text:tab/></text:span><text:span text:style-name="T2">super</text:span><text:span text:style-name="T3">();</text:span></text:p>
      <text:p text:style-name="P1"><text:span text:style-name="T3"><text:tab/><text:tab/></text:span><text:span text:style-name="T8">text</text:span><text:span text:style-name="T5"> =</text:span><text:span text:style-name="T8">text</text:span><text:span text:style-name="T3">;</text:span></text:p>
      <text:p text:style-name="P1"><text:span text:style-name="T3"><text:tab/><text:tab/></text:span><text:span text:style-name="T12">Sender</text:span><text:span text:style-name="T3"> = </text:span><text:span text:style-name="T7">sender</text:span><text:span text:style-name="T3">;</text:span></text:p>
      <text:p text:style-name="P1"><text:span text:style-name="T3"><text:tab/><text:tab/></text:span><text:span text:style-name="T12">Receiver</text:span><text:span text:style-name="T3"> = </text:span><text:span text:style-name="T7">receiver</text:span><text:span text:style-name="T3">;</text:span></text:p>
      <text:p text:style-name="P1"><text:span text:style-name="T3"><text:tab/><text:tab/></text:span><text:span text:style-name="T12">Title</text:span><text:span text:style-name="T3"> = </text:span><text:span text:style-name="T7">title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String getSender() {</text:span></text:p>
      <text:p text:style-name="P1"><text:span text:style-name="T3"><text:tab/><text:tab/></text:span><text:span text:style-name="T2">return</text:span><text:span text:style-name="T3"> </text:span><text:span text:style-name="T12">Sender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void</text:span><text:span text:style-name="T3"> setSender(String </text:span><text:span text:style-name="T7">sender</text:span><text:span text:style-name="T3">) {</text:span></text:p>
      <text:p text:style-name="P1"><text:span text:style-name="T3"><text:tab/><text:tab/></text:span><text:span text:style-name="T12">Sender</text:span><text:span text:style-name="T3"> = </text:span><text:span text:style-name="T7">sender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String getReceiver() {</text:span></text:p>
      <text:p text:style-name="P1"><text:span text:style-name="T3"><text:tab/><text:tab/></text:span><text:span text:style-name="T2">return</text:span><text:span text:style-name="T3"> </text:span><text:span text:style-name="T12">Receiver</text:span><text:span text:style-name="T3">;</text:span></text:p>
      <text:p text:style-name="P1"><text:soft-page-break/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void</text:span><text:span text:style-name="T3"> setReceiver(String </text:span><text:span text:style-name="T7">receiver</text:span><text:span text:style-name="T3">) {</text:span></text:p>
      <text:p text:style-name="P1"><text:span text:style-name="T3"><text:tab/><text:tab/></text:span><text:span text:style-name="T12">Receiver</text:span><text:span text:style-name="T3"> = </text:span><text:span text:style-name="T7">receiver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String getTitle() {</text:span></text:p>
      <text:p text:style-name="P1"><text:span text:style-name="T3"><text:tab/><text:tab/></text:span><text:span text:style-name="T2">return</text:span><text:span text:style-name="T3"> </text:span><text:span text:style-name="T12">Title</text:span><text:span text:style-name="T3">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void</text:span><text:span text:style-name="T3"> setTitle(String </text:span><text:span text:style-name="T7">title</text:span><text:span text:style-name="T3">) {</text:span></text:p>
      <text:p text:style-name="P1"><text:span text:style-name="T3"><text:tab/><text:tab/></text:span><text:span text:style-name="T12">Title</text:span><text:span text:style-name="T3"> = </text:span><text:span text:style-name="T7">title</text:span><text:span text:style-name="T3">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text:span text:style-name="T14">@Override</text:span></text:p>
      <text:p text:style-name="P1"><text:span text:style-name="T3"><text:tab/></text:span><text:span text:style-name="T2">public</text:span><text:span text:style-name="T3"> String toString() {</text:span></text:p>
      <text:p text:style-name="P1"><text:span text:style-name="T3"><text:tab/><text:tab/></text:span><text:span text:style-name="T2">return</text:span><text:span text:style-name="T3"> </text:span><text:span text:style-name="T13">"Sender="</text:span><text:span text:style-name="T3"> + </text:span><text:span text:style-name="T12">Sender</text:span><text:span text:style-name="T3">+</text:span><text:span text:style-name="T13">"\n"</text:span><text:span text:style-name="T3"> + </text:span><text:span text:style-name="T13">"Receiver="</text:span><text:span text:style-name="T3"> + </text:span><text:span text:style-name="T12">Receiver</text:span><text:span text:style-name="T3">+</text:span><text:span text:style-name="T13">"\n"</text:span><text:span text:style-name="T3"> + </text:span><text:span text:style-name="T13">"Title="</text:span><text:span text:style-name="T3"> + </text:span><text:span text:style-name="T12">Title</text:span><text:span text:style-name="T3"> +</text:span><text:span text:style-name="T13">"\n"</text:span><text:span text:style-name="T3">+ </text:span><text:span text:style-name="T13">"Body :"</text:span><text:span text:style-name="T3">+getText();</text:span></text:p>
      <text:p text:style-name="P1"><text:span text:style-name="T3"><text:tab/>}</text:span></text:p>
      <text:p text:style-name="P3"/>
      <text:p text:style-name="P1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7">args</text:span><text:span text:style-name="T3">) {</text:span></text:p>
      <text:p text:style-name="P1"><text:span text:style-name="T3"><text:tab/><text:tab/></text:span></text:p>
      <text:p text:style-name="P1"><text:span text:style-name="T3"><text:tab/>Fourth_Email </text:span><text:span text:style-name="T7">E1</text:span><text:span text:style-name="T3"> = </text:span><text:span text:style-name="T2">new</text:span><text:span text:style-name="T3"> Fourth_Email();</text:span></text:p>
      <text:p text:style-name="P1"><text:span text:style-name="T3"><text:tab/></text:span><text:span text:style-name="T7">E1</text:span><text:span text:style-name="T3">.setSender(</text:span><text:span text:style-name="T13">"Manasa"</text:span><text:span text:style-name="T3">);</text:span></text:p>
      <text:p text:style-name="P1"><text:span text:style-name="T3"><text:tab/></text:span><text:span text:style-name="T7">E1</text:span><text:span text:style-name="T3">.setReceiver(</text:span><text:span text:style-name="T13">"Pallavi"</text:span><text:span text:style-name="T3">);</text:span></text:p>
      <text:p text:style-name="P1"><text:span text:style-name="T3"><text:tab/></text:span><text:span text:style-name="T7">E1</text:span><text:span text:style-name="T3">.setTitle(</text:span><text:span text:style-name="T13">"Subject"</text:span><text:span text:style-name="T3">);</text:span></text:p>
      <text:p text:style-name="P1"><text:span text:style-name="T3"><text:tab/></text:span><text:span text:style-name="T7">E1</text:span><text:span text:style-name="T3">.setText(</text:span><text:span text:style-name="T13">"Hi How are you?"</text:span><text:span text:style-name="T3">);</text:span></text:p>
      <text:p text:style-name="P1"><text:span text:style-name="T3"><text:tab/>System.</text:span><text:span text:style-name="T11">out</text:span><text:span text:style-name="T3">.println(</text:span><text:span text:style-name="T7">E1</text:span><text:span text:style-name="T3">);</text:span></text:p>
      <text:p text:style-name="P1"><text:span text:style-name="T3"><text:tab/>}</text:span></text:p>
      <text:p text:style-name="P3"/>
      <text:p text:style-name="P3"/>
      <text:p text:style-name="P1"><text:span text:style-name="T3"><text:tab/>}</text:span></text:p>
      <text:p text:style-name="P3"/>
      <text:p text:style-name="P3"/>
      <text:p text:style-name="P4"><text:span text:style-name="T3">4.Employee details</text:span></text:p>
      <text:p text:style-name="P4"><text:span text:style-name="T3"/></text:p>
      <text:p text:style-name="P4"><text:span text:style-name="T3"/></text:p>
      <text:p text:style-name="P4"><text:span text:style-name="T2">package</text:span><text:span text:style-name="T3"> com.hcltech.javaExerciseDay2;</text:span></text:p>
      <text:p text:style-name="P3"/>
      <text:p text:style-name="P1"><text:span text:style-name="T2">public</text:span><text:span text:style-name="T3"> </text:span><text:span text:style-name="T2">class</text:span><text:span text:style-name="T3"> Fifth_Employee {</text:span></text:p>
      <text:p text:style-name="P1"><text:span text:style-name="T3"><text:tab/></text:span><text:span text:style-name="T2">protected</text:span><text:span text:style-name="T3"> String </text:span><text:span text:style-name="T12">Employee_Name</text:span><text:span text:style-name="T3">;</text:span></text:p>
      <text:p text:style-name="P1"><text:span text:style-name="T3"><text:tab/></text:span><text:span text:style-name="T2">protected</text:span><text:span text:style-name="T3"> String </text:span><text:span text:style-name="T12">Department_of_Employee</text:span><text:span text:style-name="T3">;</text:span></text:p>
      <text:p text:style-name="P1"><text:span text:style-name="T3"><text:tab/></text:span><text:span text:style-name="T2">protected</text:span><text:span text:style-name="T3"> String </text:span><text:span text:style-name="T12">Designation</text:span><text:span text:style-name="T3">;</text:span></text:p>
      <text:p text:style-name="P1"><text:span text:style-name="T3"><text:tab/></text:span><text:span text:style-name="T2">protected</text:span><text:span text:style-name="T3"> </text:span><text:span text:style-name="T2">int</text:span><text:span text:style-name="T3"> </text:span><text:span text:style-name="T12">Salary</text:span><text:span text:style-name="T3">;</text:span></text:p>
      <text:p text:style-name="P1"><text:span text:style-name="T3"><text:tab/></text:span><text:span text:style-name="T2">public</text:span><text:span text:style-name="T3"> Fifth_Employee() {</text:span></text:p>
      <text:p text:style-name="P1"><text:span text:style-name="T3"><text:tab/><text:tab/></text:span><text:span text:style-name="T2">super</text:span><text:span text:style-name="T3">()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Fifth_Employee(String </text:span><text:span text:style-name="T7">employee_Name</text:span><text:span text:style-name="T3">, String </text:span><text:span text:style-name="T7">department_of_Employee</text:span><text:span text:style-name="T3">, String </text:span><text:span text:style-name="T7">designation</text:span><text:span text:style-name="T3">, </text:span><text:span text:style-name="T2">int</text:span><text:span text:style-name="T3"> </text:span><text:span text:style-name="T7">salary</text:span><text:span text:style-name="T3">) {</text:span></text:p>
      <text:p text:style-name="P1"><text:span text:style-name="T3"><text:tab/><text:tab/></text:span><text:span text:style-name="T2">super</text:span><text:span text:style-name="T3">();</text:span></text:p>
      <text:p text:style-name="P1"><text:span text:style-name="T3"><text:tab/><text:tab/></text:span><text:span text:style-name="T12">Employee_Name</text:span><text:span text:style-name="T3"> = </text:span><text:span text:style-name="T7">employee_Name</text:span><text:span text:style-name="T3">;</text:span></text:p>
      <text:p text:style-name="P1"><text:span text:style-name="T3"><text:tab/><text:tab/></text:span><text:span text:style-name="T12">Department_of_Employee</text:span><text:span text:style-name="T3"> = </text:span><text:span text:style-name="T7">department_of_Employee</text:span><text:span text:style-name="T3">;</text:span></text:p>
      <text:p text:style-name="P1"><text:span text:style-name="T3"><text:tab/><text:tab/></text:span><text:span text:style-name="T12">Designation</text:span><text:span text:style-name="T3"> = </text:span><text:span text:style-name="T7">designation</text:span><text:span text:style-name="T3">;</text:span></text:p>
      <text:p text:style-name="P1"><text:span text:style-name="T3"><text:tab/><text:tab/></text:span><text:span text:style-name="T12">Salary</text:span><text:span text:style-name="T3"> = </text:span><text:span text:style-name="T7">salary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String getEmployee_Name() {</text:span></text:p>
      <text:p text:style-name="P1"><text:span text:style-name="T3"><text:tab/><text:tab/></text:span><text:span text:style-name="T2">return</text:span><text:span text:style-name="T3"> </text:span><text:span text:style-name="T12">Employee_Name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setEmployee_Name(String </text:span><text:span text:style-name="T7">employee_Name</text:span><text:span text:style-name="T3">) {</text:span></text:p>
      <text:p text:style-name="P1"><text:span text:style-name="T3"><text:tab/><text:tab/></text:span><text:span text:style-name="T12">Employee_Name</text:span><text:span text:style-name="T3"> = </text:span><text:span text:style-name="T7">employee_Name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String getDepartment_of_Employee() {</text:span></text:p>
      <text:p text:style-name="P1"><text:soft-page-break/><text:span text:style-name="T3"><text:tab/><text:tab/></text:span><text:span text:style-name="T2">return</text:span><text:span text:style-name="T3"> </text:span><text:span text:style-name="T12">Department_of_Employee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setDepartment_of_Employee(String </text:span><text:span text:style-name="T7">department_of_Employee</text:span><text:span text:style-name="T3">) {</text:span></text:p>
      <text:p text:style-name="P1"><text:span text:style-name="T3"><text:tab/><text:tab/></text:span><text:span text:style-name="T12">Department_of_Employee</text:span><text:span text:style-name="T3"> = </text:span><text:span text:style-name="T7">department_of_Employee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String getDesignation() {</text:span></text:p>
      <text:p text:style-name="P1"><text:span text:style-name="T3"><text:tab/><text:tab/></text:span><text:span text:style-name="T2">return</text:span><text:span text:style-name="T3"> </text:span><text:span text:style-name="T12">Designation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setDesignation(String </text:span><text:span text:style-name="T7">designation</text:span><text:span text:style-name="T3">) {</text:span></text:p>
      <text:p text:style-name="P1"><text:span text:style-name="T3"><text:tab/><text:tab/></text:span><text:span text:style-name="T12">Designation</text:span><text:span text:style-name="T3"> = </text:span><text:span text:style-name="T7">designation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</text:span><text:span text:style-name="T2">double</text:span><text:span text:style-name="T3"> getSalary() {</text:span></text:p>
      <text:p text:style-name="P1"><text:span text:style-name="T3"><text:tab/><text:tab/></text:span><text:span text:style-name="T2">return</text:span><text:span text:style-name="T3"> </text:span><text:span text:style-name="T12">Salary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setSalary(</text:span><text:span text:style-name="T2">int</text:span><text:span text:style-name="T3"> </text:span><text:span text:style-name="T7">salary</text:span><text:span text:style-name="T3">) {</text:span></text:p>
      <text:p text:style-name="P1"><text:span text:style-name="T3"><text:tab/><text:tab/></text:span><text:span text:style-name="T12">Salary</text:span><text:span text:style-name="T3"> = </text:span><text:span text:style-name="T7">salary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EmployeeDetails() {</text:span></text:p>
      <text:p text:style-name="P1"><text:span text:style-name="T3"><text:tab/><text:tab/>System.</text:span><text:span text:style-name="T11">out</text:span><text:span text:style-name="T3">.println(</text:span><text:span text:style-name="T13">"Name:"</text:span><text:span text:style-name="T3">+ </text:span><text:span text:style-name="T12">Employee_Name</text:span><text:span text:style-name="T3">);</text:span></text:p>
      <text:p text:style-name="P1"><text:span text:style-name="T3"><text:tab/><text:tab/>System.</text:span><text:span text:style-name="T11">out</text:span><text:span text:style-name="T3">.println(</text:span><text:span text:style-name="T13">"Department:"</text:span><text:span text:style-name="T3">+</text:span><text:span text:style-name="T12">Department_of_Employee</text:span><text:span text:style-name="T3"> );</text:span></text:p>
      <text:p text:style-name="P1"><text:span text:style-name="T3"><text:tab/><text:tab/>System.</text:span><text:span text:style-name="T11">out</text:span><text:span text:style-name="T3">.println(</text:span><text:span text:style-name="T13">"Designation:"</text:span><text:span text:style-name="T3">+ </text:span><text:span text:style-name="T12">Designation</text:span><text:span text:style-name="T3">);</text:span></text:p>
      <text:p text:style-name="P1"><text:span text:style-name="T3"><text:tab/>}</text:span></text:p>
      <text:p text:style-name="P1"><text:span text:style-name="T3"><text:tab/></text:span></text:p>
      <text:p text:style-name="P3"/>
      <text:p text:style-name="P1"><text:span text:style-name="T3">}</text:span></text:p>
      <text:p text:style-name="P4"><text:span text:style-name="T3"/></text:p>
      <text:p text:style-name="P1"><text:span text:style-name="T2">package</text:span><text:span text:style-name="T3"> com.hcltech.javaExerciseDay2;</text:span></text:p>
      <text:p text:style-name="P3"/>
      <text:p text:style-name="P1"><text:span text:style-name="T2">public</text:span><text:span text:style-name="T3"> </text:span><text:span text:style-name="T2">class</text:span><text:span text:style-name="T3"> Manager </text:span><text:span text:style-name="T2">extends</text:span><text:span text:style-name="T3"> Fifth_Employee {</text:span></text:p>
      <text:p text:style-name="P1"><text:span text:style-name="T3"><text:tab/></text:span><text:span text:style-name="T2">public</text:span><text:span text:style-name="T3"> Manager(String </text:span><text:span text:style-name="T7">Employee_Name</text:span><text:span text:style-name="T3">, String </text:span><text:span text:style-name="T7">Department_of_Employee</text:span><text:span text:style-name="T3">, String </text:span><text:span text:style-name="T7">Designation</text:span><text:span text:style-name="T3">, </text:span><text:span text:style-name="T2">int</text:span><text:span text:style-name="T3"> </text:span><text:span text:style-name="T7">salary</text:span><text:span text:style-name="T3">) {</text:span></text:p>
      <text:p text:style-name="P1"><text:span text:style-name="T3"><text:tab/><text:tab/></text:span><text:span text:style-name="T2">super</text:span><text:span text:style-name="T3">(</text:span><text:span text:style-name="T7">Employee_Name</text:span><text:span text:style-name="T3">,</text:span><text:span text:style-name="T7">Department_of_Employee</text:span><text:span text:style-name="T3">,</text:span><text:span text:style-name="T7">Designation</text:span><text:span text:style-name="T3">,</text:span><text:span text:style-name="T7">salary</text:span><text:span text:style-name="T3">);</text:span></text:p>
      <text:p text:style-name="P1"><text:span text:style-name="T3"><text:tab/>}</text:span></text:p>
      <text:p text:style-name="P1"><text:span text:style-name="T3"><text:tab/> </text:span><text:span text:style-name="T2">public</text:span><text:span text:style-name="T3"> </text:span><text:span text:style-name="T2">void</text:span><text:span text:style-name="T3"> Salarycalculation() {</text:span></text:p>
      <text:p text:style-name="P1"><text:span text:style-name="T3"><text:tab/><text:tab/> </text:span><text:span text:style-name="T2">double</text:span><text:span text:style-name="T3"> </text:span><text:span text:style-name="T7">salary</text:span><text:span text:style-name="T3"> = getSalary() * 10;</text:span></text:p>
      <text:p text:style-name="P1"><text:span text:style-name="T3"><text:tab/><text:tab/> System.</text:span><text:span text:style-name="T11">out</text:span><text:span text:style-name="T3">.println(</text:span><text:span text:style-name="T13">"Manager salary:"</text:span><text:span text:style-name="T3">+ </text:span><text:span text:style-name="T7">salary</text:span><text:span text:style-name="T3">);</text:span></text:p>
      <text:p text:style-name="P1"><text:span text:style-name="T3"><text:tab/> }</text:span></text:p>
      <text:p text:style-name="P3"/>
      <text:p text:style-name="P1"><text:span text:style-name="T3"><text:tab/>}</text:span></text:p>
      <text:p text:style-name="P3"/>
      <text:p text:style-name="P1"><text:span text:style-name="T2">package</text:span><text:span text:style-name="T3"> com.hcltech.javaExerciseDay2;</text:span></text:p>
      <text:p text:style-name="P3"/>
      <text:p text:style-name="P1"><text:span text:style-name="T2">public</text:span><text:span text:style-name="T3"> </text:span><text:span text:style-name="T2">class</text:span><text:span text:style-name="T3"> clerk </text:span><text:span text:style-name="T2">extends</text:span><text:span text:style-name="T3"> Fifth_Employee{</text:span></text:p>
      <text:p text:style-name="P1"><text:span text:style-name="T3"><text:tab/></text:span><text:span text:style-name="T2">public</text:span><text:span text:style-name="T3"> clerk(String </text:span><text:span text:style-name="T7">Employee_Name</text:span><text:span text:style-name="T3">, String </text:span><text:span text:style-name="T7">Department_of_Employee</text:span><text:span text:style-name="T3">, String </text:span><text:span text:style-name="T7">Designation</text:span><text:span text:style-name="T3">, </text:span><text:span text:style-name="T2">int</text:span><text:span text:style-name="T3"> </text:span><text:span text:style-name="T7">salary</text:span><text:span text:style-name="T3">) {</text:span></text:p>
      <text:p text:style-name="P1"><text:span text:style-name="T3"><text:tab/><text:tab/></text:span><text:span text:style-name="T2">super</text:span><text:span text:style-name="T3">(</text:span><text:span text:style-name="T7">Employee_Name</text:span><text:span text:style-name="T3">,</text:span><text:span text:style-name="T7">Department_of_Employee</text:span><text:span text:style-name="T3">,</text:span><text:span text:style-name="T7">Designation</text:span><text:span text:style-name="T3">,</text:span><text:span text:style-name="T7">salary</text:span><text:span text:style-name="T3">);</text:span></text:p>
      <text:p text:style-name="P1"><text:span text:style-name="T3"><text:tab/>}</text:span></text:p>
      <text:p text:style-name="P1"><text:span text:style-name="T3"><text:tab/> </text:span><text:span text:style-name="T2">public</text:span><text:span text:style-name="T3"> </text:span><text:span text:style-name="T2">void</text:span><text:span text:style-name="T3"> Salarycalculation() {</text:span></text:p>
      <text:p text:style-name="P1"><text:span text:style-name="T3"><text:tab/><text:tab/> </text:span><text:span text:style-name="T2">int</text:span><text:span text:style-name="T3"> </text:span><text:span text:style-name="T7">salary</text:span><text:span text:style-name="T3"> = (</text:span><text:span text:style-name="T2">int</text:span><text:span text:style-name="T3">) (getSalary() *3);</text:span></text:p>
      <text:p text:style-name="P1"><text:span text:style-name="T3"><text:tab/><text:tab/> System.</text:span><text:span text:style-name="T11">out</text:span><text:span text:style-name="T3">.println(</text:span><text:span text:style-name="T13">"Manager salary:"</text:span><text:span text:style-name="T3">+ </text:span><text:span text:style-name="T7">salary</text:span><text:span text:style-name="T3">);</text:span></text:p>
      <text:p text:style-name="P1"><text:span text:style-name="T3"><text:tab/> }</text:span></text:p>
      <text:p text:style-name="P3"/>
      <text:p text:style-name="P1"><text:span text:style-name="T3">}</text:span></text:p>
      <text:p text:style-name="P1"><text:span text:style-name="T2">package</text:span><text:span text:style-name="T3"> com.hcltech.javaExerciseDay2;</text:span></text:p>
      <text:p text:style-name="P3"/>
      <text:p text:style-name="P1"><text:span text:style-name="T2">public</text:span><text:span text:style-name="T3"> </text:span><text:span text:style-name="T2">class</text:span><text:span text:style-name="T3"> Employee_Main {</text:span></text:p>
      <text:p text:style-name="P1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7">args</text:span><text:span text:style-name="T3">) {</text:span></text:p>
      <text:p text:style-name="P3"/>
      <text:p text:style-name="P1"><text:span text:style-name="T3"><text:tab/><text:tab/>String </text:span><text:span text:style-name="T7">Employee_Name</text:span><text:span text:style-name="T3"> = </text:span><text:span text:style-name="T7">args</text:span><text:span text:style-name="T3">[0];</text:span></text:p>
      <text:p text:style-name="P1"><text:span text:style-name="T3"><text:tab/><text:tab/>String </text:span><text:span text:style-name="T7">Department_of_Employee</text:span><text:span text:style-name="T3"> = </text:span><text:span text:style-name="T7">args</text:span><text:span text:style-name="T3">[1];</text:span></text:p>
      <text:p text:style-name="P1"><text:span text:style-name="T3"><text:tab/><text:tab/>String </text:span><text:span text:style-name="T7">Designation</text:span><text:span text:style-name="T3"> = </text:span><text:span text:style-name="T7">args</text:span><text:span text:style-name="T3">[2];</text:span></text:p>
      <text:p text:style-name="P1"><text:span text:style-name="T3"><text:tab/><text:tab/></text:span><text:span text:style-name="T2">int</text:span><text:span text:style-name="T3"> </text:span><text:span text:style-name="T7">salary</text:span><text:span text:style-name="T3"> = Integer.</text:span><text:span text:style-name="T6">parseInt</text:span><text:span text:style-name="T3">(</text:span><text:span text:style-name="T7">args</text:span><text:span text:style-name="T3">[3]);</text:span></text:p>
      <text:p text:style-name="P1"><text:soft-page-break/><text:span text:style-name="T3"><text:tab/><text:tab/>Fifth_Employee </text:span><text:span text:style-name="T7">x1</text:span><text:span text:style-name="T3"> = </text:span><text:span text:style-name="T2">new</text:span><text:span text:style-name="T3"> Fifth_Employee();</text:span></text:p>
      <text:p text:style-name="P1"><text:span text:style-name="T3"><text:tab/><text:tab/></text:span><text:span text:style-name="T7">x1</text:span><text:span text:style-name="T3">.setEmployee_Name(</text:span><text:span text:style-name="T13">"manasa"</text:span><text:span text:style-name="T3">);</text:span></text:p>
      <text:p text:style-name="P1"><text:span text:style-name="T3"><text:tab/><text:tab/></text:span><text:span text:style-name="T7">x1</text:span><text:span text:style-name="T3">.setDepartment_of_Employee(</text:span><text:span text:style-name="T13">"Mgr"</text:span><text:span text:style-name="T3">);</text:span></text:p>
      <text:p text:style-name="P1"><text:span text:style-name="T3"><text:tab/><text:tab/></text:span><text:span text:style-name="T7">x1</text:span><text:span text:style-name="T3">.setDesignation(</text:span><text:span text:style-name="T13">"Graduate engineer"</text:span><text:span text:style-name="T3">);</text:span></text:p>
      <text:p text:style-name="P1"><text:span text:style-name="T3"><text:tab/><text:tab/></text:span><text:span text:style-name="T7">x1</text:span><text:span text:style-name="T3">.setSalary(45000);</text:span></text:p>
      <text:p text:style-name="P1"><text:span text:style-name="T3"><text:tab/><text:tab/>System.</text:span><text:span text:style-name="T11">out</text:span><text:span text:style-name="T3">.println(</text:span><text:span text:style-name="T7">x1</text:span><text:span text:style-name="T3">);</text:span></text:p>
      <text:p text:style-name="P3"/>
      <text:p text:style-name="P1"><text:span text:style-name="T3"><text:tab/><text:tab/></text:span><text:span text:style-name="T2">if</text:span><text:span text:style-name="T3"> (</text:span><text:span text:style-name="T7">Department_of_Employee</text:span><text:span text:style-name="T3">.equals(</text:span><text:span text:style-name="T13">"Mgr"</text:span><text:span text:style-name="T3">)) {</text:span></text:p>
      <text:p text:style-name="P1"><text:span text:style-name="T3"><text:tab/><text:tab/><text:tab/></text:span><text:span text:style-name="T7">x1</text:span><text:span text:style-name="T3"> = </text:span><text:span text:style-name="T2">new</text:span><text:span text:style-name="T3"> Manager(</text:span><text:span text:style-name="T7">Employee_Name</text:span><text:span text:style-name="T3">, </text:span><text:span text:style-name="T7">Department_of_Employee</text:span><text:span text:style-name="T3">, </text:span><text:span text:style-name="T7">Designation</text:span><text:span text:style-name="T3">, </text:span><text:span text:style-name="T7">salary</text:span><text:span text:style-name="T3">);</text:span></text:p>
      <text:p text:style-name="P1"><text:span text:style-name="T3"><text:tab/><text:tab/>} </text:span><text:span text:style-name="T2">else</text:span><text:span text:style-name="T3"> {</text:span></text:p>
      <text:p text:style-name="P1"><text:span text:style-name="T3"><text:tab/><text:tab/><text:tab/></text:span><text:span text:style-name="T7">x1</text:span><text:span text:style-name="T3"> = </text:span><text:span text:style-name="T2">new</text:span><text:span text:style-name="T3"> clerk(</text:span><text:span text:style-name="T7">Employee_Name</text:span><text:span text:style-name="T3">, </text:span><text:span text:style-name="T7">Department_of_Employee</text:span><text:span text:style-name="T3">, </text:span><text:span text:style-name="T7">Designation</text:span><text:span text:style-name="T3">, </text:span><text:span text:style-name="T7">salary</text:span><text:span text:style-name="T3">);</text:span></text:p>
      <text:p text:style-name="P1"><text:span text:style-name="T3"><text:tab/><text:tab/>}</text:span></text:p>
      <text:p text:style-name="P3"/>
      <text:p text:style-name="P1"><text:span text:style-name="T3"><text:tab/><text:tab/></text:span><text:span text:style-name="T7">x1</text:span><text:span text:style-name="T3">.EmployeeDetails();</text:span></text:p>
      <text:p text:style-name="P1"><text:span text:style-name="T3"><text:tab/><text:tab/></text:span><text:span text:style-name="T2">if</text:span><text:span text:style-name="T3"> (</text:span><text:span text:style-name="T7">x1</text:span><text:span text:style-name="T3"> </text:span><text:span text:style-name="T2">instanceof</text:span><text:span text:style-name="T3"> Manager) {</text:span></text:p>
      <text:p text:style-name="P1"><text:span text:style-name="T3"><text:tab/><text:tab/><text:tab/>((Manager) </text:span><text:span text:style-name="T7">x1</text:span><text:span text:style-name="T3">).Salarycalculation();</text:span></text:p>
      <text:p text:style-name="P1"><text:span text:style-name="T3"><text:tab/><text:tab/>} </text:span><text:span text:style-name="T2">else</text:span><text:span text:style-name="T3"> </text:span><text:span text:style-name="T2">if</text:span><text:span text:style-name="T3"> (</text:span><text:span text:style-name="T7">x1</text:span><text:span text:style-name="T3"> </text:span><text:span text:style-name="T2">instanceof</text:span><text:span text:style-name="T3"> clerk) {</text:span></text:p>
      <text:p text:style-name="P1"><text:span text:style-name="T3"><text:tab/><text:tab/><text:tab/>((clerk) </text:span><text:span text:style-name="T7">x1</text:span><text:span text:style-name="T3">).Salarycalculation();</text:span></text:p>
      <text:p text:style-name="P1"><text:span text:style-name="T3"><text:tab/><text:tab/>}</text:span></text:p>
      <text:p text:style-name="P1"><text:span text:style-name="T3"><text:tab/>}</text:span></text:p>
      <text:p text:style-name="P1"><text:span text:style-name="T3">}</text:span></text:p>
      <text:p text:style-name="P1"><text:span text:style-name="T3"/></text:p>
      <text:p text:style-name="P1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9:59:48.739848236</meta:creation-date>
    <dc:date>2024-06-14T10:11:57.093264194</dc:date>
    <meta:editing-duration>PT1M48S</meta:editing-duration>
    <meta:editing-cycles>1</meta:editing-cycles>
    <meta:document-statistic meta:table-count="0" meta:image-count="0" meta:object-count="0" meta:page-count="6" meta:paragraph-count="258" meta:word-count="700" meta:character-count="6443" meta:non-whitespace-character-count="5597"/>
    <meta:generator>LibreOffice/7.3.7.2$Linux_X86_64 LibreOffice_project/30$Build-2</meta:generator>
  </office:meta>
</office:document-meta>
</file>